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17aec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erif" fo:font-size="11.25pt" fo:letter-spacing="normal" fo:font-style="normal" fo:font-weight="normal" officeooo:paragraph-rsid="00117aec"/>
    </style:style>
    <style:style style:name="P3" style:family="paragraph" style:parent-style-name="Heading_20_2">
      <style:text-properties officeooo:paragraph-rsid="00117aec"/>
    </style:style>
    <style:style style:name="T1" style:family="text">
      <style:text-properties officeooo:rsid="00117ae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dras</text:h>
      <text:section text:style-name="Sect1" text:name="Seção376">
        <text:h text:style-name="Heading_20_1" text:outline-level="1">ESDRAS-[Capítulo <text:span text:style-name="T1">1</text:span>]</text:h>
        <text:p text:style-name="P2"><text:bookmark text:name="cap160"/>1 No primeiro ano de Ciro, rei da Pérsia, para que se cumprisse a palavra de Iavé proferida pela boca de Jeremias, Iavé <text:s/>despertou o espírito de Ciro, rei da Pérsia, de modo que ele fez proclamar por todo o seu reino, de viva voz e também por escrito, este decreto:</text:p>
        <text:p text:style-name="P1">2 Assim diz Ciro, rei da Pérsia: Iavé Deus do céu me deu todos os reinos da terra, e me encarregou de lhe edificar uma casa em Jerusalém, que é em Judá.</text:p>
        <text:p text:style-name="P1">3 Quem há entre vós de todo o seu povo (seja seu Deus com ele) suba para Jerusalém, que é em Judá, e edifique a casa de Iavé, Deus de Israel; ele é o Deus que habita em Jerusalém.</text:p>
        <text:p text:style-name="P1">4 E todo remanescente, seja qual for o lugar em que é peregrino, seja ajudado pelos homens desse lugar com prata, com ouro, com bens e com animais, afora a oferta voluntária para a casa de Deus, que está em Jerusalém.</text:p>
        <text:p text:style-name="P1">5 Então se levantaram os chefes das casas paternas de Judá e Benjamim e os sacerdotes, e os levitas, todos aqueles cujo espírito Deus despertara, para subirem a edificar a casa de Iavé, que está em Jerusalém.</text:p>
        <text:p text:style-name="P1">6 E todos os seus vizinhos os ajudaram com utensílios de prata, com ouro, com bens, com animais e com coisas preciosas, afora tudo o que se ofereceu voluntariamente.</text:p>
        <text:p text:style-name="P1">7 Também o rei Ciro tirou os utensílios que pertenciam à casa de Iavé e que Nabucodonozor tinha trazido de Jerusalém e posto na casa de seus deuses.</text:p>
        <text:p text:style-name="P1">8 Ciro, rei da Pérsia, tirou-os pela mão de Mitredate, o tesoureiro, que os entregou contados a Sesbazar, príncipe de Judá.</text:p>
        <text:p text:style-name="P1">9 Este é o número deles: Trinta bacias de ouro, mil bacias de prata, vinte e nove incensários,</text:p>
        <text:p text:style-name="P1">10 trinta taças de ouro, quatrocentas e dez taças de prata e mil outros utensílios.</text:p>
        <text:p text:style-name="P1">11 Todos os utensílios de ouro e de prata foram cinco mil e quatrocentos; todos estes levou Sesbazar, quando os do cativeiro foram conduzidos de Babilônia para Jerusalém.</text:p>
      </text:section>
      <text:section text:style-name="Sect1" text:name="Seção377">
        <text:h text:style-name="P3" text:outline-level="2"><text:bookmark text:name="cap279"/>ESDRAS-[Capítulo 2]</text:h>
        <text:p text:style-name="P1">1 Estes são os filhos da província que subiram do cativeiro, dentre os exilados, a quem Nabucodonozor, rei de Babilônia, tinha levado para Babilônia, e que voltaram para Jerusalém e para Judá, cada um para a sua cidade;</text:p>
        <text:p text:style-name="P1">2 os quais vieram com Zorobabel Jesuá Neemias, Seraías, Reelaías, Mardoqueu, Bilsã, Mizpar, Bigvai, Reum e Baaná. O número dos homens do povo de Israel.</text:p>
        <text:p text:style-name="P1">3 Os filhos de Parós, dois mil cento e setenta e dois.</text:p>
        <text:p text:style-name="P1"><text:soft-page-break/>4 Os filhos de Sefatias, trezentos e setenta e dois.</text:p>
        <text:p text:style-name="P1">5 Os filhos de Ará, setecentos e setenta e cinco.</text:p>
        <text:p text:style-name="P1">6 Os filhos de Paate-Moabe, dos filhos de Jesuá e de Joabe, dois mil oitocentos e doze.</text:p>
        <text:p text:style-name="P1">7 Os filhos de Elão, mil duzentos e cinqüenta e quatro.</text:p>
        <text:p text:style-name="P1">8 Os filhos de Zatu, novecentos e quarenta e cinco.</text:p>
        <text:p text:style-name="P1">9 Os filhos de Zacai, setecentos e sessenta.</text:p>
        <text:p text:style-name="P1">10 Os filhos de Bani, seiscentos e quarenta e dois.</text:p>
        <text:p text:style-name="P1">11 Os filhos de Bebai, seiscentos e vinte e três.</text:p>
        <text:p text:style-name="P1">12 Os filhos de Azgade, mil duzentos e vinte e dois.</text:p>
        <text:p text:style-name="P1">13 Os filhos de Adonicão, seiscentos e sessenta e seis.</text:p>
        <text:p text:style-name="P1">14 Os filhos de Bigvai, dois mil e cinqüenta e seis.</text:p>
        <text:p text:style-name="P1">15 Os filhos de Adim, quatrocentos e cinqüenta e quatro.</text:p>
        <text:p text:style-name="P1">16 Os filhos de Ater, de Ezequias, noventa e oito.</text:p>
        <text:p text:style-name="P1">17 Os filhos de Bezai, trezentos e vinte e três.</text:p>
        <text:p text:style-name="P1">18 Os filhos de Jora, cento e doze.</text:p>
        <text:p text:style-name="P1">19 Os filhos de Hasum, duzentos e vinte e três.</text:p>
        <text:p text:style-name="P1">20 Os filhos de Gibar, noventa e cinco.</text:p>
        <text:p text:style-name="P1">21 Os filhos de Belém, cento e vinte e três.</text:p>
        <text:p text:style-name="P1">22 Os homens de Netofá, cinqüenta e seis.</text:p>
        <text:p text:style-name="P1">23 Os homens de Anatote, cento e vinte e oito.</text:p>
        <text:p text:style-name="P1">24 Os filhos de Azmavete, quarenta e dois.</text:p>
        <text:p text:style-name="P1">25 Os filhos de Quiriate-Arim, de Cefira e de Beerote, setecentos e quarenta e três</text:p>
        <text:p text:style-name="P1">26 Os filhos de Ramá e de Gaba, seiscentos e vinte e um.</text:p>
        <text:p text:style-name="P1">27 Os homens de Micmás, cento e vinte e dois.</text:p>
        <text:p text:style-name="P1">28 Os homens de Betel e de Ai, duzentos e vinte e três.</text:p>
        <text:p text:style-name="P1">29 Os filhos de Nebo, cinqüenta e dois.</text:p>
        <text:p text:style-name="P1">30 Os filhos de Magbis, cento e cinqüenta e seis.</text:p>
        <text:p text:style-name="P1">31 Os filhos do outro Elão, mil duzentos e cinquenta e quatro.</text:p>
        <text:p text:style-name="P1">32 Os filhos de Harim, trezentos e vinte.</text:p>
        <text:p text:style-name="P1">33 Os filhos de Lode, de Hadide e de Ono, setecentos e vinte e cinco.</text:p>
        <text:p text:style-name="P1">34 Os filhos de Jericó, trezentos e quarenta e cinco.</text:p>
        <text:p text:style-name="P1">35 Os filhos de Senaá, três mil seiscentos e trinta.</text:p>
        <text:p text:style-name="P1"><text:soft-page-break/>36 Os sacerdotes: os filhos de Jedaías, da casa de Jesuá, novecentos e setenta e três.</text:p>
        <text:p text:style-name="P1">37 Os filhos de Imer, mil e cinqüenta e dois.</text:p>
        <text:p text:style-name="P1">38 Os filhos de Pasur, mil duzentos e quarenta e sete.</text:p>
        <text:p text:style-name="P1">39 Os filhos de Harim, mil e dezessete.</text:p>
        <text:p text:style-name="P1">40 Os levitas os filhos de Jesuá, e de Cadmiel, dos filhos de Hodavias, setenta e quatro.</text:p>
        <text:p text:style-name="P1">41 Os cantores: os filhos de Asafe, cento e vinte e oito.</text:p>
        <text:p text:style-name="P1">42 Os filhos dos porteiros: os filhos de Salum, os filhos de Ater, os filhos de Talmom, os filhos de Acube, os filhos de Hatita, os filhos de Sobai, ao todo, cento e trinta e nove.</text:p>
        <text:p text:style-name="P1">43 Os netinins: os filhos de Ziá, os filhos de Hasufa, os filhos de Tabaote,</text:p>
        <text:p text:style-name="P1">44 os filhos de Querós, os filhos de Siá, os filhos de Padom,</text:p>
        <text:p text:style-name="P1">45 os filhos de Lebana, os filhos de Hagaba, os filhos de Acube,</text:p>
        <text:p text:style-name="P1">46 os filhos de Hagabe, os filhos de Sanlai, os filhos de Hanã,</text:p>
        <text:p text:style-name="P1">47 os filhos de Gidel, os filhos de Gaar, os filhos de Reaías,</text:p>
        <text:p text:style-name="P1">48 os filhos de Rezin, os filhos de Necoda, os filhos de Gazão,</text:p>
        <text:p text:style-name="P1">49 os filhos de Uzá, os filhos de Paséia, os filhos de Besai,</text:p>
        <text:p text:style-name="P1">50 os filhos de Asná, os filhos de Meunim, os filhos dos nefusins,</text:p>
        <text:p text:style-name="P1">51 os filhos de Baquebuque, os filhos de Hacufa, os filhos de Hurur,</text:p>
        <text:p text:style-name="P1">52 os filhos de Bazlute, os filhos de Meída, os filhos de Harsa,</text:p>
        <text:p text:style-name="P1">53 os filhos de Barcos, os filhos de Sísera, os filhos de Tamá,</text:p>
        <text:p text:style-name="P1">54 os filhos de Nezias, os filhos de Hatifa.</text:p>
        <text:p text:style-name="P1">55 Os filhos dos servos de Salomão: os filhos de Sotai, os filhos de Soferete, os filhos de Peruda,</text:p>
        <text:p text:style-name="P1">56 os filhos de Jaalá, os filhos de Darcom, os filhos de Gidel,</text:p>
        <text:p text:style-name="P1">57 os filhos de Sefatias, os filhos de Hatil, os filhos de Poquerete-Hazebaim os filhos de Ami.</text:p>
        <text:p text:style-name="P1">58 Todos os netinins e os filhos dos servos de Salomão foram trezentos e noventa e dois.</text:p>
        <text:p text:style-name="P1">59 Estes foram os que subiram de Tel-Mela, de Tel-Harsa, de Querube, de Adã e de Imer; porém não puderam provar que as suas casas paternas e sua linhagem eram de Israel:</text:p>
        <text:p text:style-name="P1">60 os filhos de Delaías, os filhos de Tobias, os filhos de Necoda, seiscentos e cinqüenta e dois.</text:p>
        <text:p text:style-name="P1"><text:soft-page-break/>61 E dos filhos dos sacerdotes: os filhos de Habaías, os filhos de Hacoz, os filhos de Barzilai, que tomou mulher das filhas de Barzilai, o gileadita, e que foi chamado do seu nome.</text:p>
        <text:p text:style-name="P1">62 Estes procuraram o seu registro entre os que estavam arrolados nas genealogias, mas não foi encontrado; pelo que, por imundos, foram excluídos do sacerdócio;</text:p>
        <text:p text:style-name="P1">63 e o governador lhes intimou que não comessem das coisas santíssimas, até que se levantasse um sacerdote com Urim e Tumim.</text:p>
        <text:p text:style-name="P1">64 Toda esta congregação junta somava quarenta e dois mil trezentos e sessenta,</text:p>
        <text:p text:style-name="P1">65 afora os seus servos, e as suas servas, que foram sete mil trezentos e trinta e sete; também havia duzentos cantores e cantoras.</text:p>
        <text:p text:style-name="P1">66 Os seus cavalos eram setecentos e trinta e seis; os seus mulos, duzentos e quarenta e cinco;</text:p>
        <text:p text:style-name="P1">67 os seus camelos, quatrocentos e trinta e cinco; os jumentos, seis mil setecentos e vinte.</text:p>
        <text:p text:style-name="P1">68 Alguns dos chefes das casas paternas, vindo à casa de Iavé em Jerusalém, deram ofertas voluntárias para a casa de Deus, para a edificarem no seu lugar;</text:p>
        <text:p text:style-name="P1">69 conforme as suas posses, deram para a tesouraria da obra, em ouro sessenta e um mil dáricos, e em prata cinco mil minas, e cem vestes sacerdotais.</text:p>
        <text:p text:style-name="P1">70 Ora, os sacerdotes e os levitas, e alguns do povo, tanto os cantores como os porteiros e os netinins, habitaram nas suas cidades, e todo o Israel nas suas cidades.</text:p>
      </text:section>
      <text:section text:style-name="Sect1" text:name="Seção378">
        <text:h text:style-name="P3" text:outline-level="2"><text:bookmark text:name="cap327"/>ESDRAS-[Capítulo 3]</text:h>
        <text:p text:style-name="P1">1 Quando chegou o sétimo mês, estando já os filhos de Israel nas suas cidades, ajuntou-se o povo, como um só homem, em Jerusalém.</text:p>
        <text:p text:style-name="P1">2 Então se levantou Jesuá, filho de Jozadaque, com seus irmãos, os sacerdotes, e Zorobabel, filho de Sealtiel, e seus irmãos; e edificaram o altar do Deus de Israel, para oferecerem sobre ele holocaustos, como está escrito na lei de Moisés, homem de Deus.</text:p>
        <text:p text:style-name="P1">3 Colocaram o altar sobre a sua base (pois o terror estava sobre eles por causa dos povos das terras e ofereceram sobre ele holocaustos a Iavé, holocaustos pela manhã e à tarde.</text:p>
        <text:p text:style-name="P1">4 E celebraram a festa dos tabernáculos como está escrito, e ofereceram holocaustos diários segundo o número ordenado para cada dia,</text:p>
        <text:p text:style-name="P1">5 e em seguida o holocausto contínuo, e os das luas novas e de todas as festas fixas de Iavé, como também os de qualquer que fazia oferta voluntária a Iavé.</text:p>
        <text:p text:style-name="P1">6 Desde o primeiro dia do sétimo mês começaram a oferecer holocaustos a Iavé; porém ainda não haviam sido lançados os alicerces do templo de Iavé.</text:p>
        <text:p text:style-name="P1"><text:soft-page-break/>7 Deram dinheiro aos pedreiros e aos carpinteiros; como também comida e bebida, e azeite aos sidônios, e aos tírios, para trazerem do Líbano madeira de cedro ao mar, para Jope, segundo a concessão que lhes tinha feito Ciro, rei da Pérsia.</text:p>
        <text:p text:style-name="P1">8 Ora, no segundo ano da sua vinda à casa de Deus em Jerusalém, no segundo mês, Zorobabel, filho de Sealtiel, e Jesuá, filho de Jozadaque, e os outros seus irmãos, os sacerdotes e os levitas, e todos os que vieram do cativeiro para Jerusalém, deram início à obra e constituíram os levitas da idade de vinte anos para cima, para superintenderem a obra da casa de Iavé.</text:p>
        <text:p text:style-name="P1">9 Então se levantaram Jesuá com seus filhos e seus irmãos, Cadmiel e seus filhos, os filhos de Judá, como um só homem, para superintenderem os que faziam a obra na casa de Deus; como também os filhos de Henadade, com seus filhos e seus irmãos, os levitas.</text:p>
        <text:p text:style-name="P1">10 Quando os edificadores lançaram os alicerces do templo de Iavé, os sacerdotes trajando suas vestes, apresentaram-se com trombetas, e os levitas, filhos de Asafe, com címbalos, para louvarem a Iavé, segundo a ordem de Davi, rei de Israel.</text:p>
        <text:p text:style-name="P1">11 E cantavam a revezes, louvando a Iavé e dando-lhe graças com estas palavras: Porque ele é bom; porque a sua benignidade dura para sempre sobre Israel. E todo o povo levantou grande brado, quando louvaram a Iavé, por se terem lançado os alicerces da casa de Iavé.</text:p>
        <text:p text:style-name="P1">12 Muitos, porém, dos sacerdotes e dos levitas, e dos chefes das casas paternas, os idosos que tinham visto a primeira casa, choraram em altas vozes quando, a sua vista, foi lançado o fundamento desta casa; também muitos gritaram de júbilo;</text:p>
        <text:p text:style-name="P1">13 de maneira que não podia o povo distinguir as vozes do júbilo das vozes do choro do povo; porque o povo bradava em tão altas vozes que o som se ouvia de mui longe.</text:p>
      </text:section>
      <text:section text:style-name="Sect1" text:name="Seção379">
        <text:h text:style-name="P3" text:outline-level="2"><text:bookmark text:name="cap412"/>ESDRAS-[Capítulo 4]</text:h>
        <text:p text:style-name="P1">1 Ora, ouvindo os adversários de Judá e de Benjamim que os que tornaram do cativeiro edificavam o templo a Iavé, Deus de Israel,</text:p>
        <text:p text:style-name="P1">2 chegaram-se a Zorobabel e aos chefes das casas paternas, e disseram-lhes: Deixai-nos edificar convosco; pois, como vós, buscamos o vosso Deus; como também nós lhe temos sacrificado desde os dias de Esar-Hadom, rei da Assíria, que nos fez subir para aqui.</text:p>
        <text:p text:style-name="P1">3 Responderam-lhes, porém, Zorobabel e Jesuá e os outros chefes das casas paternas de Israel: Não convém que vós e nós edifiquemos casa a nosso Deus: mas nós sozinhos a edificaremos a Iavé, Deus de Israel, como nos ordenou o rei Ciro, rei da Pérsia.</text:p>
        <text:p text:style-name="P1">4 Então o povo da terra debilitava as mãos do povo de Judá, e os inquietava, impedindo-os de edificar;</text:p>
        <text:p text:style-name="P1">5 e assalariaram contra eles conselheiros para frustrarem o seu plano, por todos os dias de Ciro, rei da Pérsia, até o reinado de Dario, rei da Pérsia.</text:p>
        <text:p text:style-name="P1"><text:soft-page-break/>6 No reinado de Assuero, no princípio do seu reino, escreveram uma acusação contra os habitantes de Judá e de Jerusalém.</text:p>
        <text:p text:style-name="P1">7 Também nos dias de Artaxerxes escreveram Bislão, Mitredate, Tabeel, e os companheiros destes, a Artaxerxes, rei da Pérsia; e a carta foi escrita em caracteres aramaicos, e traduzida na língua aramaica.</text:p>
        <text:p text:style-name="P1">8 Reum, o comandante, e Sinsai, o escrivão, escreveram uma carta contra Jerusalém, ao rei Artaxerxes, do teor seguinte,</text:p>
        <text:p text:style-name="P1">9 isto é, escreveram Reum, o comandante, Sinsai, o escrivão, e os seus companheiros, os juízes, os governadores, os oficiais, os persas, os homens de Ereque, os babilônios, os susanquitas, isto é, os elamitas,</text:p>
        <text:p text:style-name="P1">10 e as demais nações que o grande e afamado Osnapar transportou, e que fez habitar na cidade de Samária e no restante da província dalém do Rio.</text:p>
        <text:p text:style-name="P1">11 Eis, pois, a cópia da carta que mandaram ao rei Artaxerxes: Teus servos, os homens de além do Rio, assim escrevem:</text:p>
        <text:p text:style-name="P1">12 Saiba o rei que os judeus que subiram de ti a nós foram a Jerusalém e estão reedificando aquela rebelde e malvada cidade, e vão restaurando os seus muros e reparando os seus fundamentos.</text:p>
        <text:p text:style-name="P1">13 Agora saiba o rei que, se aquela cidade for reedificada e os muros forem restaurados, eles não pagarão nem tributo, nem imposto, nem pedágio; e assim se danificará a fazenda dos reis.</text:p>
        <text:p text:style-name="P1">14 Agora, visto que comemos do sal do palácio, e não nos convém ver a desonra do rei, por isso mandamos dar aviso ao rei,</text:p>
        <text:p text:style-name="P1">15 para que se busque no livro das crônicas de teus pais; e acharás no livro das crônicas e saberás que aquela é uma cidade rebelde, e danosa a reis e províncias, e que nela houve rebelião em tempos antigos; por isso é que ela foi destruída.</text:p>
        <text:p text:style-name="P1">16 Nós, pois, estamos avisando ao rei que, se aquela cidade for reedificada e os seus muros forem restaurados, não terás porção alguma a oeste do Rio.</text:p>
        <text:p text:style-name="P1">17 Então o rei enviou esta resposta a Reum, o comandante, e a Sinsai, o escrivão, e aos demais seus companheiros, que habitavam em Samária e no restante do país a oeste do Rio: "Paz.</text:p>
        <text:p text:style-name="P1">18 A carta que nos enviastes foi claramente lida na minha presença.</text:p>
        <text:p text:style-name="P1">19 E, ordenando-o eu, buscaram e acharam que desde tempos antigos aquela cidade se tem levantado contra os reis, e que nela se tem feito rebelião e sedição.</text:p>
        <text:p text:style-name="P1">20 E tem havido reis poderosos sobre Jerusalém, os quais dominavam igualmente toda a província dalém do Rio; e a eles se pagavam tributos, impostos e pedágio.</text:p>
        <text:p text:style-name="P1">21 Agora, pois, dai ordem para que aqueles homens parem, a fim de que não seja edificada aquela cidade até que eu dê ordem.</text:p>
        <text:p text:style-name="P1">22 E guardai-vos de serdes remissos nisto; não suceda que o dano cresça em prejuízo dos reis.</text:p>
        <text:p text:style-name="P1"><text:soft-page-break/>23 Então, logo que a cópia da carta do rei Artaxerxes foi lida perante Reum e Sinsai, o escrivão, e seus companheiros, foram eles apressadamente a Jerusalém, aos judeus, e os impediram à força e com violência.</text:p>
        <text:p text:style-name="P1">24 Então cessou a obra da casa de Deus, que estava em Jerusalém, ficando interrompida até o segundo ano do reinado de Dario, rei da Pérsia.</text:p>
      </text:section>
      <text:section text:style-name="Sect1" text:name="Seção380">
        <text:h text:style-name="P3" text:outline-level="2"><text:bookmark text:name="cap511"/>ESDRAS-[Capítulo 5]</text:h>
        <text:p text:style-name="P1">1 Ora, os profetas Ageu e Zacarias, filho de Ido, profetizaram aos judeus que estavam em Judá e em Jerusalém; em nome do Deus de Israel lhes profetizaram.</text:p>
        <text:p text:style-name="P1">2 Então se levantaram Zorobabel, filho de Sealtiel, e Jesuá, filho de Jozadaque, e começaram a edificar a casa de Deus, que está em Jerusalém; e com eles estavam os profetas de Deus, que os ajudavam.</text:p>
        <text:p text:style-name="P1">3 Naquele tempo vieram ter com eles Tatenai, o governador da província a oeste do Rio, e Setar-Bozenai, e os seus companheiros, e assim lhes perguntaram: Quem vos deu ordem para edificar esta casa, e completar este muro?</text:p>
        <text:p text:style-name="P1">4 Ainda lhes perguntaram: Quais são os nomes dos homens que constroem este edifício?</text:p>
        <text:p text:style-name="P1">5 Os olhos do seu Deus, porém, estavam sobre os anciãos dos judeus, de modo que eles não os impediram, até que o negócio se comunicasse a Dario, e então chegasse resposta por carta sobre isso.</text:p>
        <text:p text:style-name="P1">6 A cópia da carta que Tatenai, o governador da província a oeste do Rio, e Setar-Bozenai, e os seus companheiros, os governadores, que estavam deste lado do Rio, enviaram ao rei Dario;</text:p>
        <text:p text:style-name="P1">7 enviaram-lhe um relatório, no qual estava escrito: Ao rei Dario toda a paz.</text:p>
        <text:p text:style-name="P1">8 Saiba o rei que nós fomos à província de Judá, à casa do grande Deus, a qual se edifica com grandes pedras, e já a madeira está sendo posta nas paredes, e esta obra vai-se fazendo com diligência, e se adianta em suas mãos.</text:p>
        <text:p text:style-name="P1">9 Então perguntamos àqueles anciãos, falando-lhes assim: Quem vos deu ordem para edificar esta casa, e completar este muro?</text:p>
        <text:p text:style-name="P1">10 Além disso lhes perguntamos pelos seus nomes, para tos declararmos, isto é, para te escrevermos os nomes dos homens que entre eles são os chefes.</text:p>
        <text:p text:style-name="P1">11 E esta é a resposta que nos deram: Nós somos servos do Deus do céu e da terra, e reedificamos a casa que há muitos anos foi edificada, a qual um grande rei de Israel edificou e acabou.</text:p>
        <text:p text:style-name="P1">12 Mas depois que nossos pais provocaram à ira o Deus do céu, ele os entregou na mão de Nabucodonozor, o caldeu, rei de Babilônia, o qual destruiu esta casa, e transportou o povo para Babilônia.</text:p>
        <text:p text:style-name="P1">13 Porém, no primeiro ano de Ciro, rei de Babilônia, o rei Ciro baixou decreto para que esta casa de Deus fosse reedificada.</text:p>
        <text:p text:style-name="P1">14 E até os utensílios de ouro e de prata da casa de Deus, que Nabucodonozor tinha tomado do templo que estava em Jerusalém e levado para o templo de <text:soft-page-break/>Babilônia, o rei Siro os tirou do templo de Babilônia, e eles foram entregues a um homem cujo nome era Sesbazar, a quem ele tinha constituído governador;</text:p>
        <text:p text:style-name="P1">15 e disse-lhe: Toma estes utensílios, vai, e leva-os para o templo que está em Jerusalém, e reedifique-se a casa de Deus no seu lugar.</text:p>
        <text:p text:style-name="P1">16 Então veio o dito Sesbazar, e lançou os fundamentos da casa de Deus, que está em Jerusalém; de então para cá ela vem sendo edificada, não estando ainda concluída.</text:p>
        <text:p text:style-name="P1">17 Agora, pois, se parece bem ao rei, busque-se nos arquivos reais, ali em Babilônia, para ver se é verdade haver um decreto do rei Ciro para se reedificar esta casa de Deus em Jerusalém, e sobre isto nos faça o rei saber a sua vontade.</text:p>
      </text:section>
      <text:section text:style-name="Sect1" text:name="Seção381">
        <text:h text:style-name="P3" text:outline-level="2"><text:bookmark text:name="cap612"/>ESDRAS-[Capítulo 6]</text:h>
        <text:p text:style-name="P1">1 Então o rei Dario o decretou, e foi feita uma busca nos arquivos onde se guardavam os tesouros em Babilônia.</text:p>
        <text:p text:style-name="P1">2 E em Ecbatana, a capital, que está na província da Média, se achou um rolo, e nele estava escrito um memorial, que dizia assim:</text:p>
        <text:p text:style-name="P1">3 No primeiro ano do rei Ciro, o rei Ciro baixou um decreto com respeito à casa de Deus em Jerusalém: Seja edificada a casa, o lugar em que se oferecem sacrifícios, e sejam os seus fundamentos bem firmes; a sua altura será de sessenta côvados, e a sua largura de sessenta côvados,</text:p>
        <text:p text:style-name="P1">4 com três carreiras de grandes pedras, e uma carreira de madeira nova; e a despesa se fará do tesouro do rei.</text:p>
        <text:p text:style-name="P1">5 Além disso sejam restituídos os utensílios de ouro e de prata da casa de Deus, que Nabucodonozor tirou do templo em Jerusalém e levou para Babilônia, e que se tornem a levar para o templo em Jerusalém, cada um para o seu lugar, e tu os porás na casa de Deus."</text:p>
        <text:p text:style-name="P1">6 Agora, pois, Tatenai, governador de além do Rio, Setar- Bozenai, e os vossos companheiros, os governadores, que estais além do Rio, retirai-vos desse lugar;</text:p>
        <text:p text:style-name="P1">7 deixai de impedir a obra desta casa de Deus; edifiquem o governador dos judeus e os seus anciãos esta casa de Deus no seu lugar.</text:p>
        <text:p text:style-name="P1">8 Além disso, por mim se decreta o que haveis de fazer para com esses anciãos dos judeus, para a edificação desta casa de Deus, a saber, que da fazenda do rei, dos tributos da província dalém do Rio, se pague prontamente a estes homens toda a despesa.</text:p>
        <text:p text:style-name="P1">9 Igualmente o que for necessário, como novilhos, carneiros e cordeiros, para holocaustos ao Deus do céu; também trigo, sal, vinho e azeite, segundo a palavra dos sacerdotes que estão em Jerusalém, dê-se-lhes isso de dia em dia sem falta;</text:p>
        <text:p text:style-name="P1">10 para que ofereçam sacrifícios de cheiro suave ao Deus do céu, e orem pela vida do rei e de seus filhos.</text:p>
        <text:p text:style-name="P1"><text:soft-page-break/>11 Também por mim se decreta que a todo homem que alterar este decreto, se arranque uma viga da sua casa e que ele seja pregado nela; e da sua casa se faça por isso um monturo.</text:p>
        <text:p text:style-name="P1">12 O Deus, pois, que fez habitar ali o seu nome derribe todos os reis e povos que estenderem a mão para alterar o decreto e para destruir esta casa de Deus, que está em Jerusalém. Eu, Dario, baixei o decreto. Que com diligência se execute.</text:p>
        <text:p text:style-name="P1">13 Então Tatenai, o governador a oeste do Rio, Setar-Bozenai, e os seus companheiros executaram com toda a diligência o que mandara o rei Dario.</text:p>
        <text:p text:style-name="P1">14 Assim os anciãos dos judeus iam edificando e prosperando pela profecia de Ageu o profeta e de Zacarias, filho de Ido. Edificaram e acabaram a casa de acordo com o mandado do Deus de Israel, e de acordo com o decreto de Ciro, e de Dario, e de Artaxerxes, rei da Pérsia.</text:p>
        <text:p text:style-name="P1">15 E acabou-se esta casa no terceiro dia do mês de Adar, no sexto ano do reinado do rei Dario.</text:p>
        <text:p text:style-name="P1">16 E os filhos de Israel, os sacerdotes e os levitas, e o resto dos filhos do cativeiro fizeram a dedicação desta casa de Deus com alegria.</text:p>
        <text:p text:style-name="P1">17 Ofereceram para a dedicação desta casa de Deus cem novilhos, duzentos carneiros e quatrocentos cordeiros; e como oferta pelo pecado por todo o Israel, doze bodes, segundo o número das tribos de Israel.</text:p>
        <text:p text:style-name="P1">18 E puseram os sacerdotes nas suas divisões e os levitas nas suas turmas, para o serviço de Deus em Jerusalém, conforme o que está escrito no livro de Moisés.</text:p>
        <text:p text:style-name="P1">19 E os que vieram do cativeiro celebraram a páscoa no dia catorze do primeiro mês.</text:p>
        <text:p text:style-name="P1">20 Pois os sacerdotes e levitas se tinham purificado como se fossem um só homem; todos estavam limpos. E sacrificaram o cordeiro da páscoa para todos os filhos do cativeiro, e para seus irmãos, os sacerdotes, e para si mesmos.</text:p>
        <text:p text:style-name="P1">21 Assim comeram a páscoa os filhos de Israel que tinham voltado do cativeiro, com todos os que, unindo-se a eles, se apartaram da imundícia das nações da terra para buscarem Iavé, Deus de Israel;</text:p>
        <text:p text:style-name="P1">22 e celebraram a festa dos pães ázimos por sete dias com alegria; porque Iavé os tinha alegrado, tendo mudado o coração do rei da Assíria a favor deles, para lhes fortalecer as mãos na obra da casa de Deus, o Deus de Israel.</text:p>
      </text:section>
      <text:section text:style-name="Sect1" text:name="Seção382">
        <text:h text:style-name="P3" text:outline-level="2"><text:bookmark text:name="cap710"/>ESDRAS-[Capítulo 7]</text:h>
        <text:p text:style-name="P1">1 Ora, depois destas coisas, no reinado de Artaxerxes, rei da Pérsia, Esdras, filho de Seraías, filho de Azarias, filho de Hilquias,</text:p>
        <text:p text:style-name="P1">2 filho de Salum, filho de Zadoque, filho de Aitube,</text:p>
        <text:p text:style-name="P1">3 filho de Amarias, filho de Azarias, filho de Meraiote,</text:p>
        <text:p text:style-name="P1">4 filho de Zeraías, filho de Uzi, filho de Buqui,</text:p>
        <text:p text:style-name="P1">5 filho de Abisua, filho de Finéias, filho de Eleazar, filho de Arão, o sumo sacerdote -</text:p>
        <text:p text:style-name="P1"><text:soft-page-break/>6 este Esdras subiu de Babilônia. E ele era escriba hábil na lei de Moisés, que Iavé Deus de Israel tinha dado; e segundo a mão de Senhor seu Deus, que estava sobre ele, o rei lhe deu tudo quanto lhe pedira.</text:p>
        <text:p text:style-name="P1">7 Também subiram a Jerusalém alguns dos filhos de Israel, dos sacerdotes, dos levitas, dos cantores, dos porteiros e dos netinins, no sétimo ano do rei Artaxerxes.</text:p>
        <text:p text:style-name="P1">8 No quinto mês Esdras chegou a Jerusalém, no sétimo ano deste rei.</text:p>
        <text:p text:style-name="P1">9 Pois no primeiro dia do primeiro mês ele partiu de Babilônia e no primeiro dia do quinto mês chegou a Jerusalém, graças à mão benéfica do seu Deus sobre ele.</text:p>
        <text:p text:style-name="P1">10 Porque Esdras tinha preparado o seu coração para buscar e cumprir a lei de Iavé, e para ensinar em Israel os seus estatutos e as suas ordenanças.</text:p>
        <text:p text:style-name="P1">11 Esta é, pois, a cópia da carta que o rei Artaxerxes deu a Esdras, o sacerdote, o escriba instruído nas palavras dos mandamentos de Iavé e dos seus estatutos para Israel:</text:p>
        <text:p text:style-name="P1">12 Artaxerxes, rei dos reis, ao sacerdote Esdras, escriba da lei do Deus do céu: Saudações.</text:p>
        <text:p text:style-name="P1">13 Por mim se decreta que no meu reino todo aquele do povo de Israel, e dos seus sacerdotes e levitas, que quiser ir a Jerusalém, vá contigo.</text:p>
        <text:p text:style-name="P1">14 Porquanto és enviado da parte do rei e dos seus sete conselheiros para indagares a respeito de Judá e de Jerusalém, conforme a lei do teu Deus, a qual está na tua mão;</text:p>
        <text:p text:style-name="P1">15 e para levares a prata e o ouro que o rei e os seus conselheiros voluntariamente deram ao Deus de Israel cuja habitação está em Jerusalém,</text:p>
        <text:p text:style-name="P1">16 com toda a prata e o ouro que achares em toda a província de Babilônia, e com as ofertas voluntárias do povo e dos sacerdotes, que voluntariamente as oferecerem para a casa do seu Deus, que está em Jerusalém;</text:p>
        <text:p text:style-name="P1">17 portanto com toda a diligência comprarás com este dinheiro novilhos, carneiros, e cordeiros, com as suas ofertas de cereais e as suas ofertas de libações, e os oferecerás sobre o altar da casa do vosso Deus, que está em Jerusalém.</text:p>
        <text:p text:style-name="P1">18 Também o que a ti e a teus irmãos parecer bem fazerdes do resto da prata e do ouro, o fareis conforme a vontade do vosso Deus.</text:p>
        <text:p text:style-name="P1">19 Os vasos que te foram dados para o serviço da casa do teu Deus, entrega-os todos perante ele, o Deus de Jerusalém.</text:p>
        <text:p text:style-name="P1">20 E tudo o mais que for necessário para a casa do teu Deus, e que te convenha dar, o darás da casa dos tesouros do rei.</text:p>
        <text:p text:style-name="P1">21 E eu, o rei Artaxerxes, decreto a todos os tesoureiros que estão na província dalém do Rio, que tudo quanto vos exigir o sacerdote Esdras, escriba da lei do Deus do céu, prontamente se lhe conceda,</text:p>
        <text:p text:style-name="P1">22 até cem talentos de prata cem coros de trigo, cem batos de vinho, cem batos de azeite, e sal à vontade.</text:p>
        <text:p text:style-name="P1"><text:soft-page-break/>23 Tudo quanto for ordenado pelo Deus do céu, isso precisamente se faça para a casa do Deus do céu; pois, por que haveria ira sobre o reino do rei e de seus filhos?</text:p>
        <text:p text:style-name="P1">24 Também vos notificamos acerca de todos os sacerdotes e levitas, cantores, porteiros, netinins, e outros servos desta casa de Deus, que não será lícito exigir-lhes nem tributo, nem imposto, nem pedágio.</text:p>
        <text:p text:style-name="P1">25 E tu, Esdras, conforme a sabedoria do teu Deus, que possuis, constitui magistrados e juízes, que julguem todo o povo que está na província dalém do Rio, isto é, todos os que conhecem as leis do teu Deus; e ensina-as ao que não as conhece.</text:p>
        <text:p text:style-name="P1">26 E todo aquele que não observar a lei do teu Deus e a lei do rei, com zelo se lhe execute a justiça: quer seja morte, quer desterro, quer confiscação de bens, quer prisão.</text:p>
        <text:p text:style-name="P1">27 Bendito seja Iavé Deus de nossos pais, que pôs no coração do rei este desejo de ornar a casa de Iavé, que está em Jerusalém;</text:p>
        <text:p text:style-name="P1">28 e que estendeu sobre mim a sua benevolência perante o rei e os seus conselheiros e perante todos os príncipes poderosos do rei. Assim encorajado pela mão de Iavé, meu Deus, que estava sobre mim, ajuntei dentre Israel alguns dos homens principais para subirem comigo.</text:p>
      </text:section>
      <text:section text:style-name="Sect1" text:name="Seção383">
        <text:h text:style-name="P3" text:outline-level="2"><text:bookmark text:name="cap811"/>ESDRAS-[Capítulo 8]</text:h>
        <text:p text:style-name="P1">1 Estes, pois, são os chefes de suas casas paternas, e esta é a genealogia dos que subiram comigo de Babilônia no reinado do rei Artaxerxes:</text:p>
        <text:p text:style-name="P1">2 Dos filhos de Finéias, Gérson; dos filhos de Itamar, Daniel; dos filhos de Davi, Hatus;</text:p>
        <text:p text:style-name="P1">3 dos filhos de Secanias, dos filhos de Parós, Zacarias; e com ele, segundo as genealogias dos varões, se contaram cento e cinqüenta;</text:p>
        <text:p text:style-name="P1">4 dos filhos de Paate-Moabe, Elioenai, filho de Zeraías, e com ele duzentos homens;</text:p>
        <text:p text:style-name="P1">5 dos filhos de Zatu, Secanias, o filho de Jaaziel, e com ele trezentos homens;</text:p>
        <text:p text:style-name="P1">6 dos filhos de Adim, Ebede, filho de Jônatas, e com ele cinqüenta homens;</text:p>
        <text:p text:style-name="P1">7 dos filhos de Elão, Jesaías, filho de Atalias, e com ele setenta homens;</text:p>
        <text:p text:style-name="P1">8 dos filhos de Sefatias, Zebadias, filho de Micael, e com ele oitenta homens; e</text:p>
        <text:p text:style-name="P1">9 dos filhos de Joabe, Obadias, filho de Jeiel, e com ele duzentos e dezoito homens;</text:p>
        <text:p text:style-name="P1">10 dos filhos de Bani, Selomite, o filho de Josifias, e com ele cento e sessenta homens;</text:p>
        <text:p text:style-name="P1">11 dos filhos de Bebai, Zacarias, o filho de Bebai, e com ele vinte e oito homens;</text:p>
        <text:p text:style-name="P1">12 dos filhos de Azgade, Joanã, o filho de Hacatã, e com ele cento e dez homens;</text:p>
        <text:p text:style-name="P1">13 dos filhos de Adonicão, que eram os últimos, eis os seus nomes: Elifelete, Jeuel e Semaías, e com eles sessenta homens;</text:p>
        <text:p text:style-name="P1">14 e dos filhos de Bigvai, Utai e Zabude, e com eles setenta homens.</text:p>
        <text:p text:style-name="P1"><text:soft-page-break/>15 Ajuntei-os à margem do rio que corre para Ava; e ficamos ali acampados três dias. Então passei em revista o povo e os sacerdotes, e não achei ali nenhum dos filhos de Levi.</text:p>
        <text:p text:style-name="P1">16 Mandei, pois, chamar Eliézer, Ariel, Semaías, Elnatã, Jaribe, Elnatã, Natã, Zacarias e Mesulão, os chefes, como também, Joiaribe e Elnatã, que eram mestres.</text:p>
        <text:p text:style-name="P1">17 E os enviei a Ido, chefe em Casífia, e lhes pus na boca palavras para dizerem a Ido e aos seus irmãos, os netinins, em Casífia, que nos trouxessem ministros para a casa do nosso Deus.</text:p>
        <text:p text:style-name="P1">18 E, pela boa mão de nosso Deus sobre nós, trouxeram-nos um homem entendido, dos filhos de Mali, filho de Levi, filho de Israel; e Serebias, com os seus filhos e irmãos, dezoito;</text:p>
        <text:p text:style-name="P1">19 e Hasabias, e com ele Jesaías, dos filhos de Merári, com seus irmãos e os filhos deles, vinte;</text:p>
        <text:p text:style-name="P1">20 e dos netinins, que Davi e os príncipes tinham dado para o serviço dos levitas, duzentos e vinte, todos eles mencionados por nome.</text:p>
        <text:p text:style-name="P1">21 Então proclamei um jejum ali junto ao rio Ava, para nos humilharmos diante do nosso Deus, a fim de lhe pedirmos caminho seguro para nós, para nossos pequeninos, e para toda a nossa fazenda.</text:p>
        <text:p text:style-name="P1">22 Pois tive vergonha de pedir ao rei uma escolta de soldados, e cavaleiros para nos defenderem do inimigo pelo caminho, porquanto havíamos dito ao rei: A mão do nosso Deus é sobre todos os que o buscam, para o bem deles; mas o seu poder e a sua ira estão contra todos os que o deixam.</text:p>
        <text:p text:style-name="P1">23 Nós, pois, jejuamos, e pedimos isto ao nosso Deus; e ele atendeu às nossas orações.</text:p>
        <text:p text:style-name="P1">24 Então separei doze dos principais dentre os sacerdotes: Serebias e Hasabias, e com eles dez dos seus irmãos;</text:p>
        <text:p text:style-name="P1">25 e pesei-lhes a prata, o ouro e os vasos, a oferta para a casa do nosso Deus, que o rei, os seus conselheiros, os seus príncipes e todo o Israel que estava ali haviam oferecido;</text:p>
        <text:p text:style-name="P1">26 entreguei-lhes nas mãos seiscentos e cinqüenta talentos de prata, e em vasos de prata cem talentos; e cem talentos de ouro;</text:p>
        <text:p text:style-name="P1">27 e vinte taças de ouro no valor de mil dáricos, e dois vasos de bronze claro e brilhante, tão precioso como o ouro.</text:p>
        <text:p text:style-name="P1">28 E disse-lhes: Vós sois santos a Iavé, e santos são estes vasos; como também esta prata e este ouro são ofertas voluntárias, oferecidas a Iavé, Deus de vossos pais.</text:p>
        <text:p text:style-name="P1">29 Vigiai, pois, e guardai-os até que os peseis na presença dos principais dos sacerdotes e dos levitas, e dos príncipes das casas paternas de Israel, em Jerusalém, nas câmaras da casa de Iavé.</text:p>
        <text:p text:style-name="P1">30 Então os sacerdotes e os levitas receberam o peso da prata, e do ouro, e dos vasos, a fim de os trazerem para Jerusalém, para a casa do nosso Deus.</text:p>
        <text:p text:style-name="P1"><text:soft-page-break/>31 Então partimos do rio Ava, no dia doze do primeiro mês, a fim de irmos para Jerusalém; e a mão do nosso Deus estava sobre nós, e ele nos livrou da mão dos inimigos, e dos que nos armavam ciladas pelo caminho.</text:p>
        <text:p text:style-name="P1">32 Chegamos, pois, a Jerusalém, e repousamos ali três dias.</text:p>
        <text:p text:style-name="P1">33 No quarto dia se pesou a prata, e o ouro, e os vasos, na casa do nosso Deus, para as mãos de Meremote filho do sacerdote Urias; e com ele estava Eleazar, filho de Finéias, e com eles os levitas Jozabade, filho de Jesuá, e Noadias, filho de Binuí.</text:p>
        <text:p text:style-name="P1">34 Tudo foi entregue por número e peso; e o peso de tudo foi registrado na ocasião.</text:p>
        <text:p text:style-name="P1">35 Os exilados que tinham voltado do cativeiro ofereceram holocaustos ao Deus de Israel: doze novilhos por todo o Israel, noventa e seis carneiros, setenta e sete cordeiros, e doze bodes em oferta pelo pecado; tudo em holocausto a Iavé.</text:p>
        <text:p text:style-name="P1">36 Então entregaram os editos do rei aos sátrapas do rei, e aos governadores a oeste do Rio; e estes ajudaram o povo e a casa de Deus.</text:p>
      </text:section>
      <text:section text:style-name="Sect1" text:name="Seção384">
        <text:h text:style-name="P3" text:outline-level="2"><text:bookmark text:name="cap911"/>ESDRAS-[Capítulo 9]</text:h>
        <text:p text:style-name="P1">1 Ora, logo que essas coisas foram terminadas, vieram ter comigo os príncipes, dizendo: O povo de Israel, e os sacerdotes, e os levitas, não se têm separado dos povos destas terras, das abominações dos cananeus, dos heteus, dos perizeus, dos jebuseus, dos amonitas, dos moabitas, dos egípcios e dos amorreus;</text:p>
        <text:p text:style-name="P1">2 pois tomaram das suas filhas para si e para seus filhos; de maneira que a raça santa se tem misturado com os povos de outras terras; e até os oficiais e magistrados foram os primeiros nesta transgressão.</text:p>
        <text:p text:style-name="P1">3 Ouvindo eu isto, rasguei a minha túnica e o meu manto, e arranquei os cabelos da minha cabeça e da minha barba, e me sentei atônito.</text:p>
        <text:p text:style-name="P1">4 Então se ajuntaram a mim todos os que tremiam das palavras do Deus de Israel por causa da transgressão dos do cativeiro; porém eu permaneci sentado atônito até a oblação da tarde.</text:p>
        <text:p text:style-name="P1">5 A hora da oblação da tarde levantei-me da minha humilhação, e com a túnica e o manto rasgados, pus-me de joelhos, estendi as mãos a Iavé meu Deus,</text:p>
        <text:p text:style-name="P1">6 e disse: Ó meu Deus! Estou confuso e envergonhado, para levantar o meu rosto a ti, meu Deus; porque as nossas iniquidades se multiplicaram sobre a nossa cabeça, e a nossa culpa tem crescido até o céu.</text:p>
        <text:p text:style-name="P1">7 Desde os dias de nossos pais até o dia de hoje temos estado em grande culpa, e por causa das nossas iniquidades fomos entregues, nós, os nossos reis e os nossos sacerdotes, na mão dos reis das terras, à espada, ao cativeiro, à rapina e à confusão do rosto, como hoje se vê.</text:p>
        <text:p text:style-name="P1">8 Agora, por um pequeno momento se manifestou a graça da parte de Iavé, nosso Deus, para nos deixar um restante que escape, e para nos dar estabilidade no seu santo lugar, a fim de que o nosso Deus nos alumie os olhos, e nos dê um pouco de refrigério em nossa escravidão;</text:p>
        <text:p text:style-name="P1"><text:soft-page-break/>9 pois somos escravos; contudo o nosso Deus não nos abandonou em nossa escravidão, mas estendeu sobre nós a sua benevolência perante os reis da Pérsia, para nos dar a vida, a fim de levantarmos a casa do nosso Deus e repararmos as suas assolações, e para nos dar um abrigo em Judá e em Jerusalém.</text:p>
        <text:p text:style-name="P1">10 Agora, ó nosso Deus, que diremos depois disto? Pois temos deixado os teus mandamentos,</text:p>
        <text:p text:style-name="P1">11 os quais ordenaste por intermédio de teus servos, os profetas, dizendo: A terra em que estais entrando para a possuir, é uma terra imunda pelas imundícias dos povos das terras, pelas abominações com que, na sua corrupção, a encheram duma extremidade à outra.</text:p>
        <text:p text:style-name="P1">12 Por isso não deis vossas filhas a seus filhos, e não tomeis suas filhas para vossos filhos, nem procureis jamais a sua paz ou a sua prosperidade; para que sejais fortes e comais o bem da terra, e a deixeis por herança a vossos filhos para sempre.</text:p>
        <text:p text:style-name="P1">13 E depois de tudo o que nos tem sucedido por causa das nossas más obras, e da nossa grande culpa, ainda assim tu, ó nosso Deus, nos tens castigado menos do que merecem as nossas iniquidades, e ainda nos deixaste este remanescente;</text:p>
        <text:p text:style-name="P1">14 tornaremos, pois, agora a violar os teus mandamentos, e a aparentar-nos com os povos que cometem estas abominações? Não estarias tu indignado contra nós até de todo nos consumires, de modo que não ficasse restante, nem quem escapasse?</text:p>
        <text:p text:style-name="P1">15 Iavé Deus de Israel, justo és, pois ficamos qual um restante que escapou, como hoje se vê. Eis que estamos diante de ti em nossa culpa; e, por causa disto, ninguém há que possa subsistir na tua presença.</text:p>
      </text:section>
      <text:h text:style-name="P3" text:outline-level="2"><text:bookmark text:name="cap1011"/>ESDRAS-[Capítulo 10]</text:h>
      <text:p text:style-name="P1">1 Ora, enquanto Esdras orava e fazia confissão, chorando e prostrando-se diante da casa de Deus, ajuntou-se a ele, de Israel, uma grande congregação de homens, mulheres, e crianças; pois o povo chorava amargamente.</text:p>
      <text:p text:style-name="P1">2 Então Seeanias, filho de Jeiel, um dos filhos de Elão, dirigiu-se a Esdras, dizendo: Nós temos sido infiéis para com o nosso Deus, e casamos com mulheres estrangeiras dentre os povos da terra; contudo, no tocante a isto, ainda há esperança para Israel.</text:p>
      <text:p text:style-name="P1">3 Agora, pois, façamos um pacto com o nosso Deus, de que despediremos todas as mulheres e os que delas são nascidos, conforme o conselho do meu Senhor, e dos que tremem ao mandamento do nosso Deus; e faça-se conforme a lei.</text:p>
      <text:p text:style-name="P1">4 Levanta-te; pois a ti pertence este negócio, e nós somos contigo; tem bom ânimo, e faze-o.</text:p>
      <text:p text:style-name="P1">5 Então Esdras se levantou, e ajuramentou os principais dos sacerdotes, os levitas, e todo o Israel, de que fariam conforme esta palavra; e eles juraram.</text:p>
      <text:p text:style-name="P1">6 Em seguida Esdras se levantou de diante da casa de Deus, e entrou na câmara de Joanã, filho de Eliasibe; e, chegando lá, não comeu pão, nem bebeu água, porque pranteava por causa da infidelidade dos do cativeiro.</text:p>
      <text:p text:style-name="P1"><text:soft-page-break/>7 E fizeram passar pregão por Judá e Jerusalém, a todos os que vieram do cativeiro, para que se ajuntassem em Jerusalém;</text:p>
      <text:p text:style-name="P1">8 e que todo aquele que dentro de três dias não viesse, segundo o conselho dos oficiais e dos anciãos, toda a sua fazenda se pusesse em interdito, e fosse ele excluído da congregação dos que voltaram do cativeiro.</text:p>
      <text:p text:style-name="P1">9 Pelo que todos os homens de Judá e de Benjamim dentro de três dias se ajuntaram em Jerusalém. Era o nono mês, aos vinte dias do mês; e todo o povo se assentou na praça diante da casa de Deus, tremendo por causa deste negócio e por causa das grandes chuvas.</text:p>
      <text:p text:style-name="P1">10 Então se levantou Esdras, o sacerdote, e disse-lhes: Vós tendes transgredido, e casastes com mulheres estrangeiras, aumentando a culpa de Israel.</text:p>
      <text:p text:style-name="P1">11 Agora, pois, fazei confissão a Iavé, Deus de vossos pais, e fazei o que é do seu agrado; separai-vos dos povos das terras, e das mulheres estrangeiras.</text:p>
      <text:p text:style-name="P1">12 E toda a congregação respondeu em alta voz: Conforme as tuas palavras havemos de fazer.</text:p>
      <text:p text:style-name="P1">13 Porém o povo é muito; também é tempo de grandes chuvas, e não se pode estar aqui fora. Isso não é obra de um dia nem de dois, pois somos muitos os que transgredimos neste negócio.</text:p>
      <text:p text:style-name="P1">14 Ponham-se os nossos oficiais por toda a congregação, e todos os que em nossas cidades casaram com mulheres estrangeiras venham em tempos apontados, e com eles os anciãos e juízes de cada cidade, até que se desvie de nós o ardor da ira do nosso Deus no tocante a este negócio.</text:p>
      <text:p text:style-name="P1">15 (Somente Jônatas, filho de Asael, e Jazéias, filho de Ticvá, se opuseram a isso; e Mesulão, e Sabetai, o levita, os apoiaram.)</text:p>
      <text:p text:style-name="P1">16 Assim o fizeram os que tornaram do cativeiro: foram indicados o sacerdote Esdras e certos homens, cabeças de casas paternas, segundo as suas casas paternas, cada um designado por nome; e assentaram-se no primeiro dia do décimo mês, para averiguar este negócio.</text:p>
      <text:p text:style-name="P1">17 E no primeiro dia do primeiro mês acabaram de tratar de todos os homens que tinham casado com mulheres estrangeiras.</text:p>
      <text:p text:style-name="P1">18 Entre os filhos dos sacerdotes acharam-se estes que tinham casado com mulheres estrangeiras: dos filhos de Jesuá, filho de Jozadaque, e seus irmãos, Maaséias, Eliézer, Jaribe e Gedalias.</text:p>
      <text:p text:style-name="P1">19 E deram a sua mão, comprometendo-se a despedirem suas mulheres; e, achando-se culpados, ofereceram um carneiro do rebanho pela sua culpa.</text:p>
      <text:p text:style-name="P1">20 Dos filhos de Imer: Hanâni e Zebadias.</text:p>
      <text:p text:style-name="P1">21 Dos filhos de Harim: Maaséias, Elias, Semaías, Jeiel e Uzias.</text:p>
      <text:p text:style-name="P1">22 E dos filhos de Pasur: Elioenai, Maaséias, Ismael, Netanel, Jozabade e Elasa.</text:p>
      <text:p text:style-name="P1">23 Dos levitas: Jozabade, Simei, Quelaías (este é Quelita), Petaías, Judá e Eliézer.</text:p>
      <text:p text:style-name="P1">24 Dos cantores: Eliasibe. Dos porteiros: Salum, Telem e îri.</text:p>
      <text:p text:style-name="P1"><text:soft-page-break/>25 E de Israel, dos filhos de Parós: Ramias, Izias, Malquias, Miamim, Eleazar, Hasabias e Benaías.</text:p>
      <text:p text:style-name="P1">26 Dos filhos de Elão: Matanias, Zacarias, Jeiel, Abdi, Jerimote e Elias.</text:p>
      <text:p text:style-name="P1">27 Dos filhos de Zatu: Elioenai, Eliasibe, Matanias, Jerimote, Zabade e Aziza.</text:p>
      <text:p text:style-name="P1">28 Dos filhos de Bebai: Jeoanã, Hananias, Zabai e Atlai.</text:p>
      <text:p text:style-name="P1">29 Dos filhos de Bani: Mesulão, Maluque, Adaías, Jasube, Seal e Jerimote.</text:p>
      <text:p text:style-name="P1">30 Dos filhos de Paate-Moabe: Adná, Quelal, Benaías, Maaséias, Matanias, Bezaleel, Binuí e Manassés.</text:p>
      <text:p text:style-name="P1">31 Dos filhos de Harim: Eliézer, Issijá, Malquias, Semaías, Simeão,</text:p>
      <text:p text:style-name="P1">32 Benjamim, Maluque e Semarias.</text:p>
      <text:p text:style-name="P1">33 Dos filhos de Hasum: Matenai, Matatá, Zabade, Elifelete, Jeremai, Manassés e Simei.</text:p>
      <text:p text:style-name="P1">34 Dos filhos de Bani: Maadai, Anrão e Uel,</text:p>
      <text:p text:style-name="P1">35 Benaías, Bedéias, Queluí,</text:p>
      <text:p text:style-name="P1">36 Vanias, Meremote, Eliasibe,</text:p>
      <text:p text:style-name="P1">37 Matanias, Matenai e Jaasu.</text:p>
      <text:p text:style-name="P1">38 Dos filhos de Binuí: Simei,</text:p>
      <text:p text:style-name="P1">39 Selemias, Natã, Adaías,</text:p>
      <text:p text:style-name="P1">40 Macnadbai, Sasai, Sarai,</text:p>
      <text:p text:style-name="P1">41 Azarel, Selemias, Semarias,</text:p>
      <text:p text:style-name="P1">42 Salum, Amarias e José.</text:p>
      <text:p text:style-name="P1">43 Dos filhos de Nebo: Jeiel, Matitias, Zabade, Zebina, Jadai, Joel e Benaías.</text:p>
      <text:p text:style-name="P1">44 Todos estes tinham tomado mulheres estrangeiras; e se despediram das mulheres e dos filh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4:05:13.189983972</meta:creation-date>
    <dc:date>2023-07-25T14:07:43.156617344</dc:date>
    <meta:editing-duration>PT2M30S</meta:editing-duration>
    <meta:editing-cycles>1</meta:editing-cycles>
    <meta:document-statistic meta:table-count="0" meta:image-count="0" meta:object-count="0" meta:page-count="16" meta:paragraph-count="291" meta:word-count="6995" meta:character-count="37852" meta:non-whitespace-character-count="31147"/>
    <meta:generator>LibreOffice/6.0.3.2$Linux_X86_64 LibreOffice_project/00m0$Build-2</meta:generator>
  </office:meta>
</office:document-meta>
</file>